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4</text:p>
          <text:p text:style-name="P13"><text:a xlink:type="simple" xlink:href="#1.1.Two Sides of a Component|outline">Two Sides of a Component<text:tab/>4</text:a></text:p>
          <text:p text:style-name="P14"><text:a xlink:type="simple" xlink:href="#1.1.1.View|outline">View<text:tab/>4</text:a></text:p>
          <text:p text:style-name="P14"><text:a xlink:type="simple" xlink:href="#1.1.2.Pith|outline">Pith<text:tab/>4</text:a></text:p>
          <text:p text:style-name="P13"><text:a xlink:type="simple" xlink:href="#1.2.Trilogy of Component Development|outline">Trilogy of Component Development<text:tab/>5</text:a></text:p>
          <text:p text:style-name="P14"><text:a xlink:type="simple" xlink:href="#1.2.1.Development of View|outline">Development of View<text:tab/>5</text:a></text:p>
          <text:p text:style-name="P15"><text:a xlink:type="simple" xlink:href="#1.2.1.1.HTML Tags|outline">HTML Tags<text:tab/>5</text:a></text:p>
          <text:p text:style-name="P15"><text:a xlink:type="simple" xlink:href="#1.2.1.2.JavaScript Methods|outline">JavaScript Methods<text:tab/>6</text:a></text:p>
          <text:p text:style-name="P14"><text:a xlink:type="simple" xlink:href="#1.2.2.Development of Pith|outline">Development of Pith<text:tab/>6</text:a></text:p>
          <text:p text:style-name="P14"><text:a xlink:type="simple" xlink:href="#1.2.3.Configuration|outline">Configuration<text:tab/>7</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3"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ause the view to change accordingly<text:note text:id="ftn0"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engine are allowed to access any methods of the component except the <text:span text:style-name="T6">redraw</text:span> method. Thus,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Not<text:span text:style-name="T2">ice that </text:span><text:span text:style-name="T7">invalidate()</text:span><text:span text:style-name="T2"> notifies that a component has to be redrawn in the Rendering phase. It doesn't redraw it immediately.</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called, it is marked as invalidated, then ZK will invoke the <text:span text:style-name="T6">redraw</text:span> method in the Rendering phase.</text:p>
      <text:p text:style-name="P18">In the Rendering phase, only the <text:span text:style-name="T6">redraw</text:span> method is invoked and the component shall not call the <text:span text:style-name="T6">invalidate</text:span> method.</text:p>
      <text:p text:style-name="P18">If the implementation of a component is extended from <text:span text:style-name="T6">AbstractComponent</text:span>, it doesn't need to implement the <text:span text:style-name="T6">redraw</text:span> method directly. Rather, it can use DSP<text:note text:id="ftn2"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JSP or other Servlet technology to generate the view. It is not only easy to implement, but also allows to support multiple views per component (aka., molds). This is the recommended approach and the rest of this guide will be based on it.</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as shown below.</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Notice that it is recommended to extend from <text:span text:style-name="T6">AbstractComponent</text:span>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text:page-number> of <text:page-count>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4T21:47:26</dc:date>
    <meta:printed-by>Henri Chen</meta:printed-by>
    <meta:print-date>2006-08-04T11:03:45</meta:print-date>
    <meta:keyword>ZK ZUL ZHTML</meta:keyword>
    <dc:language>en-US</dc:language>
    <meta:editing-cycles>5124</meta:editing-cycles>
    <meta:editing-duration>P19DT19H9M36S</meta:editing-duration>
    <meta:user-defined meta:name="Info 1"/>
    <meta:user-defined meta:name="Info 2"/>
    <meta:user-defined meta:name="Info 3"/>
    <meta:user-defined meta:name="Info 4"/>
    <meta:document-statistic meta:table-count="0" meta:image-count="3" meta:object-count="0" meta:page-count="9" meta:paragraph-count="88" meta:word-count="1665" meta:character-count="10194"/>
  </office:meta>
</office:document-meta>
</file>